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04cm" draw:marker-start-width="0.26cm" draw:marker-end-width="0.26cm" draw:fill="none" draw:textarea-horizontal-align="justify" draw:textarea-vertical-align="bottom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_32__20_Dots_20_1_20_Dash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2_20_Dots_20_3_20_Dashes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Ultrafine_20_2_20_Dots_20_3_20_Dashes"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Ultrafine_20_Dashe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draw:stroke-dash="Ultrafine_20_2_20_Dots_20_3_20_Dashes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Ultrafine_20_Dashed" svg:stroke-width="0cm" svg:stroke-color="#000000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Ultrafine_20_2_20_Dots_20_3_20_Dashes"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objectwithoutfill">
      <style:graphic-properties draw:stroke="solid" draw:stroke-dash="Ultrafine_20_2_20_Dots_20_3_20_Dashes" svg:stroke-width="0.1cm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4.6cm" svg:height="3.475cm" svg:x="3.7cm" svg:y="15.8cm">
          <text:p text:style-name="P1">Ansibl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cm" svg:height="3cm" svg:x="15.14cm" svg:y="5.7cm">
          <text:p text:style-name="P1">Klient:</text:p>
          <text:p text:style-name="P1">ssh</text:p>
          <text:p text:style-name="P1">pin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cm" svg:height="3cm" svg:x="15.1cm" svg:y="2cm">
          <text:p text:style-name="P1">Klient:</text:p>
          <text:p text:style-name="P1">ssh</text:p>
          <text:p text:style-name="P1">pin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cm" svg:height="3cm" svg:x="15.1cm" svg:y="9.4cm">
          <text:p text:style-name="P1">Klient:</text:p>
          <text:p text:style-name="P1">ssh</text:p>
          <text:p text:style-name="P1">ping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4cm" svg:height="12.3cm" svg:x="13.3cm" svg:y="1.3cm">
          <text:p text:style-name="P1">Group A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96cm" svg:height="3cm" svg:x="14.94cm" svg:y="19.3cm">
          <text:p text:style-name="P1">Klient:</text:p>
          <text:p text:style-name="P1">ssh</text:p>
          <text:p text:style-name="P1">pinger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cm" svg:height="3cm" svg:x="14.9cm" svg:y="15.6cm">
          <text:p text:style-name="P1">Klient:</text:p>
          <text:p text:style-name="P1">ssh</text:p>
          <text:p text:style-name="P1">pinger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3cm" svg:height="3cm" svg:x="14.9cm" svg:y="23cm">
          <text:p text:style-name="P1">Klient:</text:p>
          <text:p text:style-name="P1">ssh</text:p>
          <text:p text:style-name="P1">ping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4cm" svg:height="12.3cm" svg:x="13.1cm" svg:y="14.9cm">
          <text:p text:style-name="P1">Group B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.9cm" svg:height="7.7cm" svg:x="3.4cm" svg:y="4.7cm">
          <text:p text:style-name="P1">Webapt:</text:p>
          <text:p text:style-name="P1">http serve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3cm" svg:y1="17.537cm" svg:x2="15.1cm" svg:y2="3.5cm" draw:start-shape="id1" draw:start-glue-point="1" draw:end-shape="id2" draw:end-glue-point="3" svg:d="m8300 17537h3400v-14037h3400" svg:viewBox="0 0 6801 14038">
          <text:p/>
        </draw:connector>
        <draw:connector draw:style-name="gr6" draw:text-style-name="P1" draw:layer="layout" svg:x1="8.3cm" svg:y1="17.537cm" svg:x2="15.14cm" svg:y2="7.2cm" draw:start-shape="id1" draw:start-glue-point="1" draw:end-shape="id3" draw:end-glue-point="3" svg:d="m8300 17537h3420v-10337h3420" svg:viewBox="0 0 6841 10338">
          <text:p/>
        </draw:connector>
        <draw:connector draw:style-name="gr6" draw:text-style-name="P1" draw:layer="layout" svg:x1="8.3cm" svg:y1="17.537cm" svg:x2="15.1cm" svg:y2="10.9cm" draw:start-shape="id1" draw:start-glue-point="1" draw:end-shape="id4" svg:d="m8300 17537h3400v-6637h3400" svg:viewBox="0 0 6801 6638">
          <text:p/>
        </draw:connector>
        <draw:connector draw:style-name="gr6" draw:text-style-name="P1" draw:layer="layout" draw:line-skew="0.1cm" svg:x1="8.3cm" svg:y1="17.537cm" svg:x2="14.9cm" svg:y2="17.1cm" draw:start-shape="id1" draw:start-glue-point="1" draw:end-shape="id5" draw:end-glue-point="3" svg:d="m8300 17537h3400v-437h3200" svg:viewBox="0 0 6601 438">
          <text:p/>
        </draw:connector>
        <draw:connector draw:style-name="gr6" draw:text-style-name="P1" draw:layer="layout" draw:line-skew="0.08cm" svg:x1="8.3cm" svg:y1="17.537cm" svg:x2="14.94cm" svg:y2="20.8cm" draw:start-shape="id1" draw:start-glue-point="1" draw:end-shape="id6" draw:end-glue-point="3" svg:d="m8300 17537h3400v3263h3240" svg:viewBox="0 0 6641 3264">
          <text:p/>
        </draw:connector>
        <draw:connector draw:style-name="gr7" draw:text-style-name="P1" draw:layer="layout" draw:line-skew="0.1cm" svg:x1="8.3cm" svg:y1="17.537cm" svg:x2="14.9cm" svg:y2="24.5cm" draw:start-shape="id1" draw:start-glue-point="1" draw:end-shape="id7" svg:d="m8300 17537h3400v6963h3200" svg:viewBox="0 0 6601 6964">
          <text:p/>
        </draw:connector>
        <draw:connector draw:style-name="gr8" draw:text-style-name="P1" draw:layer="layout" draw:type="line" svg:x1="14.9cm" svg:y1="24.5cm" svg:x2="8.3cm" svg:y2="8.55cm" draw:start-shape="id7" draw:start-glue-point="3" draw:end-shape="id8" draw:end-glue-point="1" svg:d="m14900 24500-6600-15950" svg:viewBox="0 0 6601 15951">
          <text:p/>
        </draw:connector>
        <draw:connector draw:style-name="gr8" draw:text-style-name="P1" draw:layer="layout" draw:type="line" svg:x1="14.94cm" svg:y1="20.8cm" svg:x2="8.3cm" svg:y2="8.55cm" draw:start-shape="id6" draw:start-glue-point="3" draw:end-shape="id8" draw:end-glue-point="1" svg:d="m14940 20800-6640-12250" svg:viewBox="0 0 6641 12251">
          <text:p/>
        </draw:connector>
        <draw:connector draw:style-name="gr9" draw:text-style-name="P1" draw:layer="layout" draw:type="line" svg:x1="14.9cm" svg:y1="17.1cm" svg:x2="8.3cm" svg:y2="8.55cm" draw:start-shape="id5" draw:start-glue-point="3" draw:end-shape="id8" draw:end-glue-point="1" svg:d="m14900 17100-6600-8550" svg:viewBox="0 0 6601 8551">
          <text:p/>
        </draw:connector>
        <draw:connector draw:style-name="gr9" draw:text-style-name="P1" draw:layer="layout" draw:type="line" svg:x1="15.1cm" svg:y1="10.9cm" svg:x2="8.3cm" svg:y2="8.55cm" draw:start-shape="id4" draw:start-glue-point="3" draw:end-shape="id8" draw:end-glue-point="1" svg:d="m15100 10900-6800-2350" svg:viewBox="0 0 6801 2351">
          <text:p/>
        </draw:connector>
        <draw:connector draw:style-name="gr9" draw:text-style-name="P1" draw:layer="layout" draw:type="line" svg:x1="15.14cm" svg:y1="7.2cm" svg:x2="8.3cm" svg:y2="8.55cm" draw:start-shape="id3" draw:start-glue-point="3" draw:end-shape="id8" draw:end-glue-point="1" svg:d="m15140 7200-6840 1350" svg:viewBox="0 0 6841 1351">
          <text:p/>
        </draw:connector>
        <draw:connector draw:style-name="gr9" draw:text-style-name="P1" draw:layer="layout" draw:type="line" svg:x1="15.1cm" svg:y1="3.5cm" svg:x2="8.3cm" svg:y2="8.55cm" draw:start-shape="id2" draw:start-glue-point="3" draw:end-shape="id8" draw:end-glue-point="1" svg:d="m15100 3500-6800 5050" svg:viewBox="0 0 6801 5051">
          <text:p/>
        </draw:connector>
        <draw:custom-shape draw:style-name="gr10" draw:text-style-name="P1" xml:id="id9" draw:id="id9" draw:layer="layout" svg:width="5.9cm" svg:height="2.3cm" svg:x="3.119cm" svg:y="21.44cm">
          <text:p text:style-name="P1">/etc/ansible/host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1" draw:text-style-name="P1" draw:layer="layout" draw:type="line" svg:x1="6.069cm" svg:y1="21.44cm" svg:x2="6cm" svg:y2="19.275cm" draw:start-shape="id9" draw:start-glue-point="4" draw:end-shape="id1" svg:d="m6069 21440-69-2165" svg:viewBox="0 0 70 2166">
          <text:p/>
        </draw:connector>
        <draw:connector draw:style-name="gr12" draw:text-style-name="P1" draw:layer="layout" draw:type="curve" draw:line-skew="-3.638cm -0.762cm" svg:x1="5.85cm" svg:y1="12.4cm" svg:x2="3.119cm" svg:y2="22.59cm" draw:start-shape="id8" draw:start-glue-point="2" draw:end-shape="id9" draw:end-glue-point="5" svg:d="m5850 12400c0 1287-2022 1072-3197 3298s-1503 6892 466 6892" svg:viewBox="0 0 4145 10191">
          <text:p/>
        </draw:connector>
        <draw:custom-shape draw:style-name="gr13" draw:text-style-name="P1" draw:layer="layout" svg:width="3.8cm" svg:height="2.3cm" svg:x="4cm" svg:y="9.6cm">
          <text:p text:style-name="P1">db:mem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" xml:id="id10" draw:id="id10" draw:layer="layout" svg:width="4.995cm" svg:height="1.8cm" svg:x="3.305cm" svg:y="1.539cm">
          <text:p text:style-name="P1">pkgmg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5.803cm" svg:y1="3.339cm" svg:x2="5.85cm" svg:y2="4.7cm" draw:start-shape="id10" draw:start-glue-point="8" draw:end-shape="id8" draw:end-glue-point="0" svg:d="m5803 3339 47 1361" svg:viewBox="0 0 48 13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ministrator </meta:initial-creator>
    <meta:creation-date>2013-10-01T11:48:26</meta:creation-date>
    <dc:date>2013-10-01T14:38:11</dc:date>
    <dc:creator>Administrator </dc:creator>
    <meta:editing-duration>PT1H4M13S</meta:editing-duration>
    <meta:editing-cycles>2</meta:editing-cycles>
    <meta:generator>LibreOffice/3.5$Linux_x86 LibreOffice_project/350m1$Build-2</meta:generator>
    <meta:document-statistic meta:object-count="28"/>
  </office:meta>
</office:document-meta>
</file>